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fr" fo:country="FR" style:font-size-asian="11pt" style:font-size-complex="11pt"/>
    </style:style>
    <style:style style:name="P2" style:family="paragraph" style:parent-style-name="Standard">
      <style:text-properties style:font-name="Arial" fo:font-size="11pt" fo:language="fr" fo:country="FR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1600000, 'Les premiers bifaces', 'les grandes inventions'</text:p>
      <text:p text:style-name="P1">-800000, 'La domestication du feu', 'les grandes inventions'</text:p>
      <text:p text:style-name="P1">-75000, 'Les premières créations artistiques', 'les grandes inventions'</text:p>
      <text:p text:style-name="P1">-33000, 'La flute', 'les grandes inventions'</text:p>
      <text:p text:style-name="P1">-23000, 'La Vénus de Willendorf', 'histoire des arts'</text:p>
      <text:p text:style-name="P1">-15000, "Les grottes d'Altamira", 'histoire des arts'</text:p>
      <text:p text:style-name="P1">-10000, "L'arc", 'les grandes inventions'</text:p>
      <text:p text:style-name="P1">-8000, "L'agriculture", 'les grandes inventions'</text:p>
      <text:p text:style-name="P1">-6000, 'Le vin', 'les grandes inventions'</text:p>
      <text:p text:style-name="P1">-4000, 'Les alignements de Carnac', 'les monuments de france'</text:p>
      <text:p text:style-name="P1">-4000, 'Les mégalithes de Carnac', 'histoire des arts'</text:p>
      <text:p text:style-name="P1">-3500, 'La roue', 'les grandes inventions'</text:p>
      <text:p text:style-name="P1">-3300, "L'apparition de l'écriture cunéiforme", 'histoire du monde'</text:p>
      <text:p text:style-name="P1">-3300, "L'écriture cunéiforme", 'les grandes inventions'</text:p>
      <text:p text:style-name="P1">-2800, 'Le site mégalithique de Stonehenge', 'les merveilles du monde'</text:p>
      <text:p text:style-name="P1">-2600, "L'apparition de la civilisation Maya", 'histoire du monde'</text:p>
      <text:p text:style-name="P1">-2600, 'La construction de la pyramide de Khéops', 'histoire du monde'</text:p>
      <text:p text:style-name="P1">-2600, 'La pyramide de Khéops', 'les merveilles du monde'</text:p>
      <text:p text:style-name="P1">-2500, 'Le Grand sphinx de Gizeh', 'histoire des arts'</text:p>
      <text:p text:style-name="P1">-2500, 'Le savon', 'les grandes inventions'</text:p>
      <text:p text:style-name="P1">-2205, 'La fondation de la 1ere dynastie chinoise', 'histoire du monde'</text:p>
      <text:p text:style-name="P1">-2120, 'Les statues de Goudéa', 'histoire des arts'</text:p>
      <text:p text:style-name="P1">-2000, 'La serrure égyptienne', 'les grandes inventions'</text:p>
      <text:p text:style-name="P1">-1750, "La fondation de l'Empire babylonien", 'histoire du monde'</text:p>
      <text:p text:style-name="P1">-1550, 'Le Livre des morts', 'histoire des arts'</text:p>
      <text:p text:style-name="P1">-1500, 'La calligraphie extrême orientale', 'histoire des arts'</text:p>
      <text:p text:style-name="P1">-1500, 'Le cadran solaire', 'les grandes inventions'</text:p>
      <text:p text:style-name="P1">-1479, "Hatchepsout règne sur l'Égypte", 'les femmes celebres'</text:p>
      <text:p text:style-name="P1">-1330, "Le masque d'or de Toutankhamon", 'histoire des arts'</text:p>
      <text:p text:style-name="P1">-1270, "Les temples d'Abou Simbel", 'les merveilles du monde'</text:p>
      <text:p text:style-name="P1">-1200, "L'obélisque de Louxor (Paris)", 'les monuments de france'</text:p>
      <text:p text:style-name="P1">-1100, 'La fin de la construction du site de Stonehenge', 'histoire du monde'</text:p>
      <text:p text:style-name="P1">-850, "Llliade et l'Odyssée – Homere", 'histoire des arts'</text:p>
      <text:p text:style-name="P1">-776, 'Les premiers Jeux olympiques antiques', 'histoire du monde'</text:p>
      <text:p text:style-name="P1">-753, 'La fondation de Rome', 'histoire du monde'</text:p>
      <text:p text:style-name="P1">-700, "L'arrivée des Celtes en Gaule", 'histoire de france'</text:p>
      <text:p text:style-name="P1">-650, 'Les pièces de monnaie', 'les grandes inventions'</text:p>
      <text:p text:style-name="P1">-630, 'Naissance de Sappho', 'les femmes celebres'</text:p>
      <text:p text:style-name="P1">-600, 'La tombe de Vix', 'histoire des arts'</text:p>
      <text:p text:style-name="P1">-600, 'Les Grecs fondent Marseille', 'histoire de france'</text:p>
      <text:p text:style-name="P1">-600, 'Les jardins suspendus de Babylone', 'les merveilles du monde'</text:p>
      <text:p text:style-name="P1">-600, 'Les vases de Corinthe', 'histoire des arts'</text:p>
      <text:p text:style-name="P1">-586, 'La destruction du Temple de Salomon', 'histoire du monde'</text:p>
      <text:p text:style-name="P1">-561, 'Le début du règne de Crésus', 'histoire du monde'</text:p>
      <text:p text:style-name="P1">-558, 'La mort de Solon', 'histoire du monde'</text:p>
      <text:p text:style-name="P1">-550, "Le temple d'Artémis d'Ephèse", 'les merveilles du monde'</text:p>
      <text:p text:style-name="P1">-544, 'Le premier Bouddha atteint le Nirvana', 'histoire du monde'</text:p>
      <text:p text:style-name="P1">-518, 'La cité de Persépolis', 'les merveilles du monde'</text:p>
      <text:p text:style-name="P1">-479, 'La mort du philosophe Confucius', 'histoire du monde'</text:p>
      <text:p text:style-name="P1">-450, 'Le Discobole – Myron', 'histoire des arts'</text:p>
      <text:p text:style-name="P1">-447, 'Athena Parthenos – Phidias', 'histoire des arts'</text:p>
      <text:p text:style-name="P1">-447, 'Le Parthenon', 'les merveilles du monde'</text:p>
      <text:p text:style-name="P1">-435, 'La statue chryséléphantine de Zeus', 'les merveilles du monde'</text:p>
      <text:p text:style-name="P1"><text:soft-page-break/>-400, 'La catapulte', 'les grandes inventions'</text:p>
      <text:p text:style-name="P1">-399, 'Le procès de Socrate', 'histoire du monde'</text:p>
      <text:p text:style-name="P1">-390, 'Les Gaulois de Brennos mettent Rome à sac', 'histoire de france'</text:p>
      <text:p text:style-name="P1">-353, "Le mausolée d'Halicarnasse", 'les merveilles du monde'</text:p>
      <text:p text:style-name="P1">-331, 'Alexandre le Grand entre dans Babylone', 'histoire du monde'</text:p>
      <text:p text:style-name="P1">-297, "Le phare d'Alexandrie", 'les merveilles du monde'</text:p>
      <text:p text:style-name="P1">-292, 'Le colosse de Rhodes', 'les merveilles du monde'</text:p>
      <text:p text:style-name="P1">-288, "La construction de la bibliothèque d'Alexandrie", 'histoire du monde'</text:p>
      <text:p text:style-name="P1">-265, "La poussée d'Archimède – Archimede", 'les grandes inventions'</text:p>
      <text:p text:style-name="P1">-246, "Le mausolée de l'empereur Qin Shi Huangdi", 'les merveilles du monde'</text:p>
      <text:p text:style-name="P1">-221, 'La Grande muraille de Chine Vers', 'les merveilles du monde'</text:p>
      <text:p text:style-name="P1">-221, 'Le début de la construction de la Grande muraille', 'histoire du monde'</text:p>
      <text:p text:style-name="P1">-219, 'Hannibal traverse les Alpes', 'histoire du monde'</text:p>
      <text:p text:style-name="P1">-100, "La Mosaïque d'Alexandre dans la maison du Faune", 'histoire des arts'</text:p>
      <text:p text:style-name="P1">-100, 'Le Khazneh de Pétra', 'les merveilles du monde'</text:p>
      <text:p text:style-name="P1">-71, "Spartacus est vaincu par l'armée romaine", 'histoire du monde'</text:p>
      <text:p text:style-name="P1">-52, 'Vercingétorix est vaincu par César', 'histoire du monde'</text:p>
      <text:p text:style-name="P1">-52, 'Vercingétorix prend la tête des tribus arvernes', 'histoire de france'</text:p>
      <text:p text:style-name="P1">-51, "Cléopâtre VII devient reine d'Egypte", 'les femmes celebres'</text:p>
      <text:p text:style-name="P1">-44, "L'assassinat de Jules César", 'histoire du monde'</text:p>
      <text:p text:style-name="P1">-30, 'La mort de Cléopâtre', 'histoire du monde'</text:p>
      <text:p text:style-name="P1">-27, 'Lyon devient la capitale des Gaules', 'histoire de france'</text:p>
      <text:p text:style-name="P1">-20, "L'Enéide - Virgile Vers 10", "Le théâtre antique d'Orange", 'histoire des arts'</text:p>
      <text:p text:style-name="P1">-19, "Le temple d'Hérode", 'les merveilles du monde'</text:p>
      <text:p text:style-name="P1">-7, 'Le trophée des Alpes (La Turbie)', 'les monuments de france'</text:p>
      <text:p text:style-name="P1">1, 'Les rizières de Banaue', 'les merveilles du monde'</text:p>
      <text:p text:style-name="P1">10, "Le théâtre antique d'Orange", 'les monuments de france'</text:p>
      <text:p text:style-name="P1">33, 'Jésus de Nazareth est crucifié', 'histoire du monde'</text:p>
      <text:p text:style-name="P1">50, 'Le pont du Gard (Vers-Pont-du-Gard)', 'les monuments de france'</text:p>
      <text:p text:style-name="P1">70, 'Le Colisée de Rome', 'les merveilles du monde'</text:p>
      <text:p text:style-name="P1">79, 'Bérénice est chassée de Rome par Titus', 'les femmes celebres'</text:p>
      <text:p text:style-name="P1">79, 'La disparition de Pompéi', 'histoire du monde'</text:p>
      <text:p text:style-name="P1">80, "Les arènes d'Arles", 'les monuments de france'</text:p>
      <text:p text:style-name="P1">105, 'Le papier - Cai Lun', 'les grandes inventions'</text:p>
      <text:p text:style-name="P1">125, 'Le théâtre antique de Bosra', 'les merveilles du monde'</text:p>
      <text:p text:style-name="P1">177, 'Le martyre de Blandine', 'histoire de france'</text:p>
      <text:p text:style-name="P1">177, 'Sainte Blandine est martyrisée', 'les femmes celebres'</text:p>
      <text:p text:style-name="P1">250, 'Les remparts de la cité de Carcassonne', 'les monuments de france'</text:p>
      <text:p text:style-name="P1">313, "La promulgation de l'édit de Milan", 'histoire de france'</text:p>
      <text:p text:style-name="P1">350, 'Le baptistère Saint-Jean (Poitiers)', 'les monuments de france'</text:p>
      <text:p text:style-name="P1">350, 'Les fresques de la catacombe de Marcelin et Pierre', 'histoire des arts'</text:p>
      <text:p text:style-name="P1">371, 'Martin devient évêque de Tours', 'histoire de france'</text:p>
      <text:p text:style-name="P1">380, "Le christianisme devient la religion officielle de l'Empire romain", 'histoire du monde'</text:p>
      <text:p text:style-name="P1">400, 'Les grandes invasions barbares', 'histoire de france'</text:p>
      <text:p text:style-name="P1">400, "Les géoglyphes d'animaux de Nazca", 'les merveilles du monde'</text:p>
      <text:p text:style-name="P1">430, 'Clodion envahit le Nord de la Gaule', 'les rois et reines de france'</text:p>
      <text:p text:style-name="P1">451, "L'invasion d'Attila le Hun est arrêtée en Gaule", 'histoire du monde'</text:p>
      <text:p text:style-name="P1">451, 'Sainte Geneviève fait face aux Huns', 'les femmes celebres'</text:p>
      <text:p text:style-name="P1">463, 'Childeric le combat à Orléans', 'les rois et reines de france'</text:p>
      <text:p text:style-name="P1">476, "La disparition de l'Empire romain d'Occident", 'histoire du monde'</text:p>
      <text:p text:style-name="P1">486, 'Clovis le remporte la bataille de Soissons', 'les rois et reines de france'</text:p>
      <text:p text:style-name="P1">493, 'Clotilde devient reine des Francs', 'les femmes celebres'</text:p>
      <text:p text:style-name="P1">493, 'Clotilde devient reine des Francs', 'les rois et reines de france'</text:p>
      <text:p text:style-name="P1"><text:soft-page-break/>496, 'La bataille de Tolbiac', 'histoire de france'</text:p>
      <text:p text:style-name="P1">496, 'Le baptême de Clovis', 'histoire du monde'</text:p>
      <text:p text:style-name="P1">500, 'Les Bouddhas de Bâmiyân', 'les merveilles du monde'</text:p>
      <text:p text:style-name="P1">527, 'Théodora devient impératrice', 'les femmes celebres'</text:p>
      <text:p text:style-name="P1">532, 'La basilique Sainte Sophie de Justinien', 'les merveilles du monde'</text:p>
      <text:p text:style-name="P1">558, 'Clotaire ler le Vieux réunifie le royaume des Francs', 'les rois et reines de france'</text:p>
      <text:p text:style-name="P1">575, 'La nécropole royale de la basilique Saint Denis (Saint-Denis)', 'les monuments de france'</text:p>
      <text:p text:style-name="P1">600, 'La cité maya de Palenque', 'les merveilles du monde'</text:p>
      <text:p text:style-name="P1">600, 'Le chant grégorien', 'histoire des arts'</text:p>
      <text:p text:style-name="P1">600, 'Les masques de jade mayas de style classique', 'histoire des arts'</text:p>
      <text:p text:style-name="P1">613, 'Clotaire Il condamne la reine Brunehaut', 'les rois et reines de france'</text:p>
      <text:p text:style-name="P1">622, "L'Hégire 800,25 décembre", 'Charlemagne devient empereur', 'histoire du monde'</text:p>
      <text:p text:style-name="P1">629, 'Dagobert le devient roi de tous les Francs', 'les rois et reines de france'</text:p>
      <text:p text:style-name="P1">638, 'La mosquée sacrée Masjid al-Haram', 'les merveilles du monde'</text:p>
      <text:p text:style-name="P1">639, 'Clovis Il devient roi à 5 ans', 'les rois et reines de france'</text:p>
      <text:p text:style-name="P1">639, "Dagobert 1er est inhumé dans l'église de Saint-Denis", 'histoire de france'</text:p>
      <text:p text:style-name="P1">687, 'Thierry III est vaincu par Pépin de Herstal', 'les rois et reines de france'</text:p>
      <text:p text:style-name="P1">690, 'Wu Zetian règne sur la Chine', 'les femmes celebres'</text:p>
      <text:p text:style-name="P1">713, 'Le Grand Bouddha de Leshan', 'les merveilles du monde'</text:p>
      <text:p text:style-name="P1">719, 'Chilperic Il est reconnu roi des Francs', 'les rois et reines de france'</text:p>
      <text:p text:style-name="P1">732, 'La bataille de Poitiers', 'histoire de france'</text:p>
      <text:p text:style-name="P1">737, 'La mort de Thierry IV', 'les rois et reines de france'</text:p>
      <text:p text:style-name="P1">751, 'Childéric Ill est écarté du pouvoir', 'les rois et reines de france'</text:p>
      <text:p text:style-name="P1">751, 'Pépin le Bref devient le premier roi carolingien', 'histoire de france'</text:p>
      <text:p text:style-name="P1">754, 'Pépin le Bref est sacré roi', 'les rois et reines de france'</text:p>
      <text:p text:style-name="P1">786, 'Le Mihrab de la cathédrale de Cordoue', 'histoire des arts'</text:p>
      <text:p text:style-name="P1">789, 'Charlemagne met en place des écoles monastiques', 'histoire de france'</text:p>
      <text:p text:style-name="P1">792, "La chapelle palatine d'Aix-la-Chapelle", 'les merveilles du monde'</text:p>
      <text:p text:style-name="P1">800, 'La poudre noire', 'les grandes inventions'</text:p>
      <text:p text:style-name="P1">800, 'La pyramide de Kukulcán de Chichén Itzá', 'les merveilles du monde'</text:p>
      <text:p text:style-name="P1">800, 'Le sacre de Charlemagne', 'les rois et reines de france'</text:p>
      <text:p text:style-name="P1">800, 'Le temple de Borobudur', 'les merveilles du monde'</text:p>
      <text:p text:style-name="P1">833, 'Louis ler le Pieux est condamné', 'les rois et reines de france'</text:p>
      <text:p text:style-name="P1">843, 'Charles II le Chauve devient roi', 'les rois et reines de france'</text:p>
      <text:p text:style-name="P1">843, 'La naissance du royaume de Francie occidentale', 'histoire de france'</text:p>
      <text:p text:style-name="P1">843, 'La signature du traité de Verdun', 'histoire du monde'</text:p>
      <text:p text:style-name="P1">868, "L'imprimerie", 'les grandes inventions'</text:p>
      <text:p text:style-name="P1">870, 'La basilique Saint-Sernin (Toulouse)', 'les monuments de france'</text:p>
      <text:p text:style-name="P1">870, 'Le moulin à vent occidental', 'les grandes inventions'</text:p>
      <text:p text:style-name="P1">886, 'Charles III le Gros négocie le retrait des Normands de Paris', 'les rois et reines de france'</text:p>
      <text:p text:style-name="P1">888, 'Eudes de France est élu roi', 'les rois et reines de france'</text:p>
      <text:p text:style-name="P1">910, "L'abbaye de Cluny", 'les monuments de france'</text:p>
      <text:p text:style-name="P1">911, 'Le traité de Saint-Clair-sur-Epte', 'histoire de france'</text:p>
      <text:p text:style-name="P1">911, "Les Vikings à s'installer dans le royaume", 'les rois et reines de france'</text:p>
      <text:p text:style-name="P1">936, "Louis IV d'Outremer est rappelé d'exil", 'les rois et reines de france'</text:p>
      <text:p text:style-name="P1">966, "L'abbaye du Mont Saint-Michel (Le Mont-Saint-Michel)", 'les monuments de france'</text:p>
      <text:p text:style-name="P1">966, 'L’Abbaye du Mont-Saint-Michel', 'les merveilles du monde'</text:p>
      <text:p text:style-name="P1">969, "L'église Saint-Michel d'Aiguilhe", 'les monuments de france'</text:p>
      <text:p text:style-name="P1">982, 'Erik le Rouge explore le Groenland', 'histoire du monde'</text:p>
      <text:p text:style-name="P1">987, 'Hugues Capet est sacré roi', 'les rois et reines de france'</text:p>
      <text:p text:style-name="P1">987, 'Hugues Capet fait sacrer son fils Robert', 'histoire de france'</text:p>
      <text:p text:style-name="P1">987, "La dynastie carolingienne s'éteint", 'les rois et reines de france'</text:p>
      <text:p text:style-name="P1">1000, 'La boussole', 'les grandes inventions'</text:p>
      <text:p text:style-name="P1"><text:soft-page-break/>1000, 'Le fort de Joux (La Cluse-et-Mijoux)', 'les monuments de france'</text:p>
      <text:p text:style-name="P1">1022, "Robert II le Pieux réprime l'hérésie orléanaise", 'les rois et reines de france'</text:p>
      <text:p text:style-name="P1">1057, 'Henri ler est vaincu à Varaville', 'les rois et reines de france'</text:p>
      <text:p text:style-name="P1">1060, 'La basilique Saint-Marc de Venise', 'les merveilles du monde'</text:p>
      <text:p text:style-name="P1">1066, "La bataille d'Hastings", 'histoire de france'</text:p>
      <text:p text:style-name="P1">1070, 'La Tapisserie de Bayeux', 'histoire des arts'</text:p>
      <text:p text:style-name="P1">1070, 'Le château de Peyrepertuse (Duilhacsous-Peyrepertuse)', 'les monuments de france'</text:p>
      <text:p text:style-name="P1">1095, "L'appel du pape Urbain II", 'histoire du monde'</text:p>
      <text:p text:style-name="P1">1095, 'Philippe ler est excommunié', 'les rois et reines de france'</text:p>
      <text:p text:style-name="P1">1099, 'La prise de Jérusalem', 'histoire de france'</text:p>
      <text:p text:style-name="P1">1100, 'La Chanson de Roland', 'histoire de la litterature'</text:p>
      <text:p text:style-name="P1">1100, "Le temple de l'Ananda de Bagan", 'les merveilles du monde'</text:p>
      <text:p text:style-name="P1">1101, "L'abbaye royale de Fontevraud (Fontevraud-l'Abbaye)", 'les monuments de france'</text:p>
      <text:p text:style-name="P1">1120, 'Le temple Angkor Vat', 'les merveilles du monde'</text:p>
      <text:p text:style-name="P1">1134, 'Louis VI le Gros développe les communes', 'les rois et reines de france'</text:p>
      <text:p text:style-name="P1">1135, 'La cathédrale de Saint Etienne de Sens', 'les monuments de france'</text:p>
      <text:p text:style-name="P1">1147, 'Le château du Haut-Koenigsbourg (Orschwiller)', 'les monuments de france'</text:p>
      <text:p text:style-name="P1">1152, "Aliénor d'Aquitaine se marie avec Henri Plantagenêt", 'histoire de france'</text:p>
      <text:p text:style-name="P1">1152, "Aliénor d'Aquitaine épouse le futur roi d'Angleterre", 'les femmes celebres'</text:p>
      <text:p text:style-name="P1">1152, "Le mariage de Louis VII et d'Aliénor d'Aquitaine est annulé", 'les rois et reines de france'</text:p>
      <text:p text:style-name="P1">1155, 'Les remparts de Saint-Malo', 'les monuments de france'</text:p>
      <text:p text:style-name="P1">1163, 'La cathédrale Notre-Dame de Paris', 'les monuments de france'</text:p>
      <text:p text:style-name="P1">1170, 'Le Roman de Renart', 'histoire de la litterature'</text:p>
      <text:p text:style-name="P1">1173, 'La tour de Pise', 'les merveilles du monde'</text:p>
      <text:p text:style-name="P1">1181, 'Lancelot ou le Chevalier de la charrette - Chrétien de Troyes', 'histoire des arts'</text:p>
      <text:p text:style-name="P1">1190, "L'empereur Barberousse périt noyé", 'histoire du monde'</text:p>
      <text:p text:style-name="P1">1190, 'Perceval ou le Conte du Graal Chrétien de Troyes', 'histoire de la litterature'</text:p>
      <text:p text:style-name="P1">1197, 'Château-Gaillard (Les Andelys)', 'les monuments de france'</text:p>
      <text:p text:style-name="P1">1199, "L'instauration du principe d'inquisition", 'histoire du monde'</text:p>
      <text:p text:style-name="P1">1200, 'Les vitraux de Chartres', 'histoire des arts'</text:p>
      <text:p text:style-name="P1">1206, "Gengis Khan fonde l'Empire mongol", 'histoire du monde'</text:p>
      <text:p text:style-name="P1">1211, 'La cathédrale Notre-Dame de Reims', 'les monuments de france'</text:p>
      <text:p text:style-name="P1">1214, 'La bataille de Bouvines', 'histoire de france'</text:p>
      <text:p text:style-name="P1">1214, 'La bataille de Bouvines', 'les rois et reines de france'</text:p>
      <text:p text:style-name="P1">1226, 'Louis VIII le Lion part en croisade', 'les rois et reines de france'</text:p>
      <text:p text:style-name="P1">1229, 'Le Traité de Meaux', 'les rois et reines de france'</text:p>
      <text:p text:style-name="P1">1230, 'Le Roman de la Rose - Guillaume de Lorris', 'histoire de la litterature'</text:p>
      <text:p text:style-name="P1">1230, 'Le palais de la Berbie (Albi)', 'les monuments de france'</text:p>
      <text:p text:style-name="P1">1238, "L'Alhambra", 'les merveilles du monde'</text:p>
      <text:p text:style-name="P1">1248, 'Louis IX part pour la septième croisade', 'les rois et reines de france'</text:p>
      <text:p text:style-name="P1">1250, "Les moai de l'île de Pâques", 'les merveilles du monde'</text:p>
      <text:p text:style-name="P1">1250, 'Louis IX crée le Parlement de Paris', 'histoire de france'</text:p>
      <text:p text:style-name="P1">1270, 'La mort de Louis IX', 'histoire du monde'</text:p>
      <text:p text:style-name="P1">1271, 'Philippe Ill est de retour à Paris', 'les rois et reines de france'</text:p>
      <text:p text:style-name="P1">1298, 'La parution du Livre des Merveilles de Marco Polo', 'histoire du monde'</text:p>
      <text:p text:style-name="P1">1300, 'Les lunettes de vue', 'les grandes inventions'</text:p>
      <text:p text:style-name="P1">1302, 'Philippe Ile Bel convoque les premiers Etats généraux', 'histoire de france'</text:p>
      <text:p text:style-name="P1">1307, "L'arrestation des Templiers", 'les rois et reines de france'</text:p>
      <text:p text:style-name="P1">1313, 'Le canon - Berthold le Noir', 'les grandes inventions'</text:p>
      <text:p text:style-name="P1">1315, "L'affranchissement des serfs", 'les rois et reines de france'</text:p>
      <text:p text:style-name="P1">1317, 'Philippe Vle Long est sacré roi', 'les rois et reines de france'</text:p>
      <text:p text:style-name="P1">1321, 'La Comédie-Dante Alighieri', 'histoire des arts'</text:p>
      <text:p text:style-name="P1">1328, 'La mort de Charles IV le Bel', 'les rois et reines de france'</text:p>
      <text:p text:style-name="P1"><text:soft-page-break/>1335, 'Le Palais des Papes (Avignon)', 'les monuments de france'</text:p>
      <text:p text:style-name="P1">1337, "Philippe VI confisque la Guyenne à Edouard Ill d'Angleterre", 'histoire de france'</text:p>
      <text:p text:style-name="P1">1346, 'La bataille de Crécy', 'les rois et reines de france'</text:p>
      <text:p text:style-name="P1">1347, 'Le début de la peste noire', 'histoire de france'</text:p>
      <text:p text:style-name="P1">1350, 'La tour Saint-Nicolas (La Rochelle)', 'les monuments de france'</text:p>
      <text:p text:style-name="P1">1356, 'Jean II le Bon est capturé', 'les rois et reines de france'</text:p>
      <text:p text:style-name="P1">1360, 'Jean II le Bon est libéré par les Anglais', 'histoire de france'</text:p>
      <text:p text:style-name="P1">1364, 'Le donjon de Vincennes', 'les monuments de france'</text:p>
      <text:p text:style-name="P1">1365, 'Le palais des ducs de Bourgogne (Dijon)', 'les monuments de france'</text:p>
      <text:p text:style-name="P1">1370, 'Du Guesclin chef des armées', 'les rois et reines de france'</text:p>
      <text:p text:style-name="P1">1386, 'La cathédrale de Milan', 'histoire des arts'</text:p>
      <text:p text:style-name="P1">1386, 'La cathédrale de Milan', 'les merveilles du monde'</text:p>
      <text:p text:style-name="P1">1405, 'Christine de Pisan publie La Cité des dames', 'les femmes celebres'</text:p>
      <text:p text:style-name="P1">1405, 'La Cité des dames - Christine de Pisan', 'histoire de la litterature'</text:p>
      <text:p text:style-name="P1">1406, 'La Cité interdite', 'les merveilles du monde'</text:p>
      <text:p text:style-name="P1">1407, "L'assassinat du duc d'Orléans", 'histoire de france'</text:p>
      <text:p text:style-name="P1">1410, 'Les Tres Riches Heures du duc de Berry - Les freres de Limbourg', 'histoire des arts'</text:p>
      <text:p text:style-name="P1">1415, "La bataille d'Azincourt", 'histoire de france'</text:p>
      <text:p text:style-name="P1">1419, 'Le château de la citadelle de Corte', 'les monuments de france'</text:p>
      <text:p text:style-name="P1">1420, "Charles VI fait du roi Henri V d'Angleterre son successeur", 'les rois et reines de france'</text:p>
      <text:p text:style-name="P1">1429, 'Charles VII est sacré à Reims', 'les rois et reines de france'</text:p>
      <text:p text:style-name="P1">1429, "Jeanne d'Arc assiste au sacre de Charles VII", 'les femmes celebres'</text:p>
      <text:p text:style-name="P1">1429, "Jeanne d'Arc entre dans Orléans", 'histoire de france'</text:p>
      <text:p text:style-name="P1">1431, "Jeanne d'Arc meurt brûlée vive", 'histoire du monde'</text:p>
      <text:p text:style-name="P1">1441, 'Le début de la Traite négrière atlantique', 'histoire du monde'</text:p>
      <text:p text:style-name="P1">1443, 'Les Hospices de Beaune', 'les monuments de france'</text:p>
      <text:p text:style-name="P1">1450, 'La cité inca de Machu Picchu', 'les merveilles du monde'</text:p>
      <text:p text:style-name="P1">1453, 'La bataille de Castillon', 'histoire de france'</text:p>
      <text:p text:style-name="P1">1453, "La disparition de l'Empire byzantin", 'histoire du monde'</text:p>
      <text:p text:style-name="P1">1455, 'La parution de la Bible de Gutenberg', 'histoire du monde'</text:p>
      <text:p text:style-name="P1">1461, 'Le pistolet', 'les grandes inventions'</text:p>
      <text:p text:style-name="P1">1463, "Le beffroi d'Arras", 'les monuments de france'</text:p>
      <text:p text:style-name="P1">1465, 'La Farce de Maître Pathelin', 'histoire de la litterature'</text:p>
      <text:p text:style-name="P1">1465, 'Le château des ducs de Bretagne (Nantes)', 'les monuments de france'</text:p>
      <text:p text:style-name="P1">1475, 'Le traité de Picquigny', 'les rois et reines de france'</text:p>
      <text:p text:style-name="P1">1485, 'La Naissance de Vénus - Sandro Botticelli', 'histoire des arts'</text:p>
      <text:p text:style-name="P1">1491, 'Anne de Bretagne épouse Charles VIII', 'les femmes celebres'</text:p>
      <text:p text:style-name="P1">1491, 'Charles VIII se marie à Anne de Bretagne', 'les rois et reines de france'</text:p>
      <text:p text:style-name="P1">1492, 'Colomb découvre le continent américain', 'histoire du monde'</text:p>
      <text:p text:style-name="P1">1492, 'Isabelle la Catholique achève la Reconquista', 'les femmes celebres'</text:p>
      <text:p text:style-name="P1">1492, "Le château d'Amboise-Style Rennaissance", 'histoire des arts'</text:p>
      <text:p text:style-name="P1">1494, 'Charles VIII se lance à la conquête du Royaume de Naples', 'histoire de france'</text:p>
      <text:p text:style-name="P1">1498, 'La brosse à dents', 'les grandes inventions'</text:p>
      <text:p text:style-name="P1">1498, 'La cene-Léonard de Vinci', 'histoire des arts'</text:p>
      <text:p text:style-name="P1">1500, 'Shibam', 'la Manhattan du désert', 'les merveilles du monde'</text:p>
      <text:p text:style-name="P1">1502, 'Le monastère des Hiéronymites', 'les merveilles du monde'</text:p>
      <text:p text:style-name="P1">1506, 'La basilique Saint-Pierre de Rome', 'les merveilles du monde'</text:p>
      <text:p text:style-name="P1">1506, 'Louis XII', '« Père du Peuple »', 'les rois et reines de france'</text:p>
      <text:p text:style-name="P1">1513, 'Le château de Chenonceau (Chenonceaux)', 'les monuments de france'</text:p>
      <text:p text:style-name="P1">1515, 'François ler est adoubé par le chevalier Bayard', 'histoire de france'</text:p>
      <text:p text:style-name="P1">1519, 'Le château de Chambord', 'les monuments de france'</text:p>
      <text:p text:style-name="P1">1521, 'Martin Luther est excommunié', 'histoire du monde'</text:p>
      <text:p text:style-name="P1">1527, "Le château d'If (Marseille)", 'les monuments de france'</text:p>
      <text:p text:style-name="P1"><text:soft-page-break/>1529, 'Soliman le Magnifique abandonne le siège de Vienne', 'histoire du monde'</text:p>
      <text:p text:style-name="P1">1532, "L'Empire inca est vaincu par Pizarro", 'histoire du monde'</text:p>
      <text:p text:style-name="P1">1532, 'Pantagruel - François Rabelais', 'histoire de la litterature'</text:p>
      <text:p text:style-name="P1">1534, 'Gargantua - François Rabelais ', 'histoire des arts'</text:p>
      <text:p text:style-name="P1">1534, 'Jacques Cartier découvre le Canada', 'histoire du monde'</text:p>
      <text:p text:style-name="P1">1534, "L'Affaire des placards 1562, 1er mars", 'Le massacre de Wassy', 'histoire de france'</text:p>
      <text:p text:style-name="P1">1539, 'François ler fait du français la langue officielle du royaume', 'les rois et reines de france'</text:p>
      <text:p text:style-name="P1">1541, "La création d'Adam-Michel Ange", 'histoire des arts'</text:p>
      <text:p text:style-name="P1">1552, 'Les Amours - Pierre de Ronsard', 'histoire de la litterature'</text:p>
      <text:p text:style-name="P1">1554, 'Persée tenant la tête de La Méduse - Benvenuto Cellini', 'histoire des arts'</text:p>
      <text:p text:style-name="P1">1555, 'La cathédrale Basile-le-Bienheureux', 'les merveilles du monde'</text:p>
      <text:p text:style-name="P1">1559, "Henri Il met un terme aux guerres d'Italie", 'les rois et reines de france'</text:p>
      <text:p text:style-name="P1">1559, "Élisabeth lère d'Angleterre impose définitivement l'Église anglicane", 'les femmes celebres'</text:p>
      <text:p text:style-name="P1">1562, 'Catherine de Médicis autorise la liberté de culte aux protestants', 'les rois et reines de france'</text:p>
      <text:p text:style-name="P1">1562, "Thérèse d'Avila réforme l'ordre du Carmel", 'les femmes celebres'</text:p>
      <text:p text:style-name="P1">1572, 'Marguerite de Valois se marie avec le futur Henri IV', 'les femmes celebres'</text:p>
      <text:p text:style-name="P1">1578, 'Le pont Neuf (Paris)', 'les monuments de france'</text:p>
      <text:p text:style-name="P1">1580, 'Essais - Michel de Montaigne', 'histoire de la litterature'</text:p>
      <text:p text:style-name="P1">1583, "Le château d'Osaka", 'les merveilles du monde'</text:p>
      <text:p text:style-name="P1">1584, 'Le phare de Cordouan (Verdon-sur-Mer)', 'les monuments de france'</text:p>
      <text:p text:style-name="P1">1588, 'Henri III est chassé par les Parisiens', 'les rois et reines de france'</text:p>
      <text:p text:style-name="P1">1590, 'Le microscope optique Hans et Zacharias Janssen', 'les grandes inventions'</text:p>
      <text:p text:style-name="P1">1593, 'Henri IV se convertit au définitivement au catholicisme', 'histoire de france'</text:p>
      <text:p text:style-name="P1">1594, 'Henri IV le Grand est sacré', 'les rois et reines de france'</text:p>
      <text:p text:style-name="P1">1597, 'Romeo et Juliette - William Shakespeare', 'histoire des arts'</text:p>
      <text:p text:style-name="P1">1600, 'La Vocation de saint Matthieu-Le Caravage', 'histoire des arts'</text:p>
      <text:p text:style-name="P1">1600, "Le début de l'ère Edo", 'histoire du monde'</text:p>
      <text:p text:style-name="P1">1605, 'La place des Vosges (Paris)', 'les monuments de france'</text:p>
      <text:p text:style-name="P1">1607, 'Pocahontas sauve John Smith', 'les femmes celebres'</text:p>
      <text:p text:style-name="P1">1609, 'La lunette astronomique – Galilée', 'les grandes inventions'</text:p>
      <text:p text:style-name="P1">1609, "Louise Bourgeois publie un catalogue d'obstétrique", 'les femmes celebres'</text:p>
      <text:p text:style-name="P1">1610, 'Marie de Médicis devient régente', 'les rois et reines de france'</text:p>
      <text:p text:style-name="P1">1615, "L'Ingénieux Hidalgo Don Quichotte de la Manche - Miguel de Cervantes", 'histoire des arts'</text:p>
      <text:p text:style-name="P1">1615, 'Le palais du Luxembourg (Paris)', 'les monuments de france'</text:p>
      <text:p text:style-name="P1">1617, "L'assassinat de Concino Concini", 'histoire de france'</text:p>
      <text:p text:style-name="P1">1619, 'La médersa Cher Dor de Samarkand', 'les merveilles du monde'</text:p>
      <text:p text:style-name="P1">1627, 'Le cardinal Richelieu ordonne le siège de la Rochelle', 'histoire de france'</text:p>
      <text:p text:style-name="P1">1632, 'Le Taj Mahal 1645', 'Le palais du Potala', 'les merveilles du monde'</text:p>
      <text:p text:style-name="P1">1635, "La fondation de l'Académie française", 'histoire de la litterature'</text:p>
      <text:p text:style-name="P1">1635, 'Louis XIII engage la France dans la guerre de Trente Ans', 'les rois et reines de france'</text:p>
      <text:p text:style-name="P1">1637, 'Le Cid - Pierre Corneille', 'histoire de la litterature'</text:p>
      <text:p text:style-name="P1">1642, 'La Ronde de nuit – Rembrandt', 'histoire des arts'</text:p>
      <text:p text:style-name="P1">1642, 'La machine à calculer - Blaise Pascal', 'les grandes inventions'</text:p>
      <text:p text:style-name="P1">1643, "Régence d'Anne d'Autriche", 'les femmes celebres'</text:p>
      <text:p text:style-name="P1">1651, 'La tête du cardinal Mazarin est mise à prix', 'histoire de france'</text:p>
      <text:p text:style-name="P1">1652, 'La Vieille Bourse (Lille)', 'les monuments de france'</text:p>
      <text:p text:style-name="P1">1656, 'Les Ménines - Diego Velázquez', 'histoire des arts'</text:p>
      <text:p text:style-name="P1">1659, 'Les Précieuses ridicules – Molière', 'histoire de la litterature'</text:p>
      <text:p text:style-name="P1">1664, 'Le château de Versailles', 'les merveilles du monde'</text:p>
      <text:p text:style-name="P1">1664, 'Le château de Versailles', 'les monuments de france'</text:p>
      <text:p text:style-name="P1">1667, 'Andromaque - Jean Racine', 'histoire de la litterature'</text:p>
      <text:p text:style-name="P1">1668, 'Fables - Jean de La Fontaine', 'histoire de la litterature'</text:p>
      <text:p text:style-name="P1">1670, 'Le Bourgeois gentilhomme-Molière', 'histoire des arts'</text:p>
      <text:p text:style-name="P1"><text:soft-page-break/>1672, 'Louis XIV engage la France dans la Guerre de Hollande', 'les rois et reines de france'</text:p>
      <text:p text:style-name="P1">1674, "L'Art poétique - Nicolas Boileau", 'histoire de la litterature'</text:p>
      <text:p text:style-name="P1">1678, 'La Princesse de Clèves - Marie-Madeleine de La Fayette', 'histoire de la litterature'</text:p>
      <text:p text:style-name="P1">1678, 'Madame de La Fayette publie La Princesse de Clèves', 'les femmes celebres'</text:p>
      <text:p text:style-name="P1">1679, "Le mandat d'Habeas Corpus", 'histoire du monde'</text:p>
      <text:p text:style-name="P1">1682, "Louis XIV s'installe à Versailles", 'histoire de france'</text:p>
      <text:p text:style-name="P1">1683, 'Madame de Maintenon et Louis XIV se marient', 'les femmes celebres'</text:p>
      <text:p text:style-name="P1">1684, "L'église Notre-Dame-des-Anges (Collioure)", 'les monuments de france'</text:p>
      <text:p text:style-name="P1">1687, "La théorie de l'attraction universelle Isaac Newton", 'les grandes inventions'</text:p>
      <text:p text:style-name="P1">1690, 'La machine à vapeur à piston - Denis Papin', 'les grandes inventions'</text:p>
      <text:p text:style-name="P1">1697, "Contes de ma mère l'Oie - Charles Perrault", 'histoire de la litterature'</text:p>
      <text:p text:style-name="P1">1709, 'Le piano - Bartolomeo Cristofiri', 'les grandes inventions'</text:p>
      <text:p text:style-name="P1">1721, 'Lettres persanes – Montesquieu', 'histoire de la litterature'</text:p>
      <text:p text:style-name="P1">1721, 'Lettres persanes – Montesquieu', 'histoire des arts'</text:p>
      <text:p text:style-name="P1">1722, 'Le palais Bourbon (Paris)', 'les monuments de france'</text:p>
      <text:p text:style-name="P1">1725, 'Lettres - Marquise de Sévigné', 'histoire de la litterature'</text:p>
      <text:p text:style-name="P1">1730, "Le Jeu de l'amour et du hasard - Pierre Carlet de Marivaux", 'histoire de la litterature'</text:p>
      <text:p text:style-name="P1">1732, 'Le palais Rohan (Strasbourg)', 'les monuments de france'</text:p>
      <text:p text:style-name="P1">1745, 'Madame de Pompadour devient la favorite de Louis XV', 'les femmes celebres'</text:p>
      <text:p text:style-name="P1">1747, 'Zadig – Voltaire', 'histoire de la litterature'</text:p>
      <text:p text:style-name="P1">1752, 'La place Stanislas (Nancy)', 'les monuments de france'</text:p>
      <text:p text:style-name="P1">1752, 'Le paratonnerre-Benjamin Franklin', 'les grandes inventions'</text:p>
      <text:p text:style-name="P1">1757, 'Le Panthéon (Paris)', 'les monuments de france'</text:p>
      <text:p text:style-name="P1">1759, 'Le sextant - John Bird', 'les grandes inventions'</text:p>
      <text:p text:style-name="P1">1762, 'Catherine Il règne sur la Russie', 'les femmes celebres'</text:p>
      <text:p text:style-name="P1">1763, "La France cède le Canada à l'Angleterre", 'histoire de france'</text:p>
      <text:p text:style-name="P1">1763, 'Le Canada est cédé aux Anglais', 'les rois et reines de france'</text:p>
      <text:p text:style-name="P1">1764, 'Le Panthéon de Paris - Jacques-Germain Soufflot', 'histoire des arts'</text:p>
      <text:p text:style-name="P1">1769, 'La pagode Shwedagon', 'les merveilles du monde'</text:p>
      <text:p text:style-name="P1">1769, 'Marie-Madeleine Guimard - Jean-Honoré Fragonard', 'histoire des arts'</text:p>
      <text:p text:style-name="P1">1772, "La parution du dernier volume de l'Encyclopédie", 'histoire du monde'</text:p>
      <text:p text:style-name="P1">1774, 'Marie-Antoinette devient reine', 'les rois et reines de france'</text:p>
      <text:p text:style-name="P1">1776, "La signature de la Déclaration d'indépendance américaine", 'histoire du monde'</text:p>
      <text:p text:style-name="P1">1776, "Le marquis de La Fayette s'engage aux côtés des insurgés américains", 'histoire de france'</text:p>
      <text:p text:style-name="P1">1776, 'Le premier sous-marin militaire David Bushnell', 'les grandes inventions'</text:p>
      <text:p text:style-name="P1">1778, 'Jacques le fataliste et son maître - Denis Diderot', 'histoire de la litterature'</text:p>
      <text:p text:style-name="P1">1779, 'Elisabeth Vigée Lebrun réalise son 1er portrait de Marie-Antoinette', 'les femmes celebres'</text:p>
      <text:p text:style-name="P1">1782, 'Les Confessions - Jean-Jacques Rousseau', 'histoire de la litterature'</text:p>
      <text:p text:style-name="P1">1782, 'Les Liaisons dangereuses - Pierre Choderlos de Laclos', 'histoire de la litterature'</text:p>
      <text:p text:style-name="P1">1783, 'La montgolfière Etienne et Joseph Montgolfier', 'les grandes inventions'</text:p>
      <text:p text:style-name="P1">1784, 'Le Mariage de Figaro - Pierre-Auguste Caron de Beaumarchais', 'histoire de la litterature'</text:p>
      <text:p text:style-name="P1">1787, 'Caroline Herschel devient la première astronome professionnelle', 'les femmes celebres'</text:p>
      <text:p text:style-name="P1">1788, 'La fondation de la première colonie britannique australienne', 'histoire du monde'</text:p>
      <text:p text:style-name="P1">1789, "L'adoption de la Déclaration des droits de l'homme et du citoyen", 'histoire du monde'</text:p>
      <text:p text:style-name="P1">1789, 'La prise de la Bastille', 'histoire de france'</text:p>
      <text:p text:style-name="P1">1791, 'Olympe de Gouges rédige la Déclaration des droits de la femme et de la citoyenne 1793, 13 juillet', 'Charlotte Corday assassine le député Marat', 'les femmes celebres'</text:p>
      <text:p text:style-name="P1">1791, 'Requiem en ré mineur-Wolfgang Amadeus Mozart', 'histoire des arts'</text:p>
      <text:p text:style-name="P1">1793, 'Louis XVI est guillotine', 'les rois et reines de france'</text:p>
      <text:p text:style-name="P1">1794, 'La chute de Robespierre', 'histoire de france'</text:p>
      <text:p text:style-name="P1">1796, 'La vaccination - Edward Jenner', 'les grandes inventions'</text:p>
      <text:p text:style-name="P1">1799, "Le coup d'État du 18 Brumaire", 'histoire de france'</text:p>
      <text:p text:style-name="P1">1799, 'Le palais des Vents', 'les merveilles du monde'</text:p>
      <text:p text:style-name="P1"><text:soft-page-break/>1800, 'La pile électrique - Alessandro Volta', 'les grandes inventions'</text:p>
      <text:p text:style-name="P1">1804, 'Joséphine de Beauharnais devient impératrice', 'les femmes celebres'</text:p>
      <text:p text:style-name="P1">1804, 'La locomotive à vapeur - Richard Trevithick', 'les grandes inventions'</text:p>
      <text:p text:style-name="P1">1804, "Le fort Boyard (Île-d'Aix)", 'les monuments de france'</text:p>
      <text:p text:style-name="P1">1804, 'Napoléon Bonaparte devient empereur', 'histoire du monde'</text:p>
      <text:p text:style-name="P1">1806, "L'arc de Triomphe de l'Étoile (Paris)", 'les monuments de france'</text:p>
      <text:p text:style-name="P1">1812, 'Napoléon le lance la campagne de Russie', 'les rois et reines de france'</text:p>
      <text:p text:style-name="P1">1814, 'Louis XVIII fait adopter une Charte constitutionnelle', 'les rois et reines de france'</text:p>
      <text:p text:style-name="P1">1816, 'Le stéthoscope - René Laennec', 'les grandes inventions'</text:p>
      <text:p text:style-name="P1">1818, 'Le Voyageur au-dessus de la mer de nuages - Caspar Friedrich', 'histoire des arts'</text:p>
      <text:p text:style-name="P1">1818, 'Mary Shelley donne naissance à la créature de Frankenstein', 'les femmes celebres'</text:p>
      <text:p text:style-name="P1">1820, 'Méditations poétiques - Alphonse de Lamartine', 'histoire de la litterature'</text:p>
      <text:p text:style-name="P1">1825, 'Charles X est sacré', 'les rois et reines de france'</text:p>
      <text:p text:style-name="P1">1825, 'Le sacre de Charles X', 'histoire de france'</text:p>
      <text:p text:style-name="P1">1826, 'La photographie - Jospeh Nicéphore Niépce', 'les grandes inventions'</text:p>
      <text:p text:style-name="P1">1830, 'Le Rouge et le Noir – Stendhal', 'histoire de la litterature'</text:p>
      <text:p text:style-name="P1">1830, 'Les Trois glorieuses', 'histoire de france'</text:p>
      <text:p text:style-name="P1">1830, 'Louis Philippe ler devient roi', 'les rois et reines de france'</text:p>
      <text:p text:style-name="P1">1831, 'Notre-Dame de Paris - Victor Hugo', 'histoire des arts'</text:p>
      <text:p text:style-name="P1">1832, 'George Sand publie Indiana', 'les femmes celebres'</text:p>
      <text:p text:style-name="P1">1835, 'Le Père Goriot - Honoré de Balzac', 'histoire de la litterature'</text:p>
      <text:p text:style-name="P1">1838, 'Le couronnement de Victoria 1 ère', 'les femmes celebres'</text:p>
      <text:p text:style-name="P1">1838, 'Le télégraphe électrique Samuel Morse', 'les grandes inventions'</text:p>
      <text:p text:style-name="P1">1840, 'Le palais de Westminster', 'les merveilles du monde'</text:p>
      <text:p text:style-name="P1">1844, 'Les Trois Mousquetaires - Alexandre Dumas', 'histoire de la litterature'</text:p>
      <text:p text:style-name="P1">1846, 'La Mare au diable - George Sand', 'histoire de la litterature'</text:p>
      <text:p text:style-name="P1">1848, "Mémoires d'outre-tombe - François-René de Chateaubriand", 'histoire de la litterature'</text:p>
      <text:p text:style-name="P1">1852, "Napoléon III rétablit l'Empire", 'histoire de france'</text:p>
      <text:p text:style-name="P1">1853, 'La basilique Notre-Dame-de-la-Garde (Marseille)', 'les monuments de france'</text:p>
      <text:p text:style-name="P1">1854, '« Sissi » devient impératrice', 'les femmes celebres'</text:p>
      <text:p text:style-name="P1">1856, 'Madame Bovary - Gustave Flaubert', 'histoire de la litterature'</text:p>
      <text:p text:style-name="P1">1857, 'Les Fleurs du Mal - Charles Baudelaire', 'histoire de la litterature'</text:p>
      <text:p text:style-name="P1">1858, "Bernadette Soubirous témoigne de l'apparition de la Vierge Marie", 'les femmes celebres'</text:p>
      <text:p text:style-name="P1">1858, 'Le château de Pierrefonds', 'les monuments de france'</text:p>
      <text:p text:style-name="P1">1862, 'Le Palais Garnier', 'histoire des arts'</text:p>
      <text:p text:style-name="P1">1862, 'Les Misérables - Victor Hugo', 'histoire de la litterature'</text:p>
      <text:p text:style-name="P1">1863, "Le Déjeuner sur l'herbe - Edouard Manet", 'histoire des arts'</text:p>
      <text:p text:style-name="P1">1865, 'De la Terre à la Lune - Jules Verne', 'histoire de la litterature'</text:p>
      <text:p text:style-name="P1">1865, "L'abolition de l'esclavage aux Etats-Unis", 'histoire du monde'</text:p>
      <text:p text:style-name="P1">1865, 'La pasteurisation - Louis Pasteur', 'les grandes inventions'</text:p>
      <text:p text:style-name="P1">1866, 'Poèmes saturniens - Paul Verlaine', 'histoire de la litterature'</text:p>
      <text:p text:style-name="P1">1867, 'La dynamite - Alfred Nobel', 'les grandes inventions'</text:p>
      <text:p text:style-name="P1">1868, "Le début de l'ere Meiji", 'histoire du monde'</text:p>
      <text:p text:style-name="P1">1869, 'Le château de Neuschwanstein', 'les merveilles du monde'</text:p>
      <text:p text:style-name="P1">1871, 'La Commune de Paris est vaincue', 'histoire de france'</text:p>
      <text:p text:style-name="P1">1871, 'Louise Michel est condamnée', 'les femmes celebres'</text:p>
      <text:p text:style-name="P1">1871, 'Napoléon III est déchu', 'les rois et reines de france'</text:p>
      <text:p text:style-name="P1">1872, 'Impression, soleil levant-Claude Monet', 'histoire des arts'</text:p>
      <text:p text:style-name="P1">1872, 'La basilique Notre-Dame-deFourvière (Lyon)', 'les monuments de france'</text:p>
      <text:p text:style-name="P1">1874, 'Berthe Morisot expose au premier Salon des Impressionnistes', 'les femmes celebres'</text:p>
      <text:p text:style-name="P1">1875, 'La basilique du Sacré-Coeur de Montmartre (Paris)', 'les monuments de france'</text:p>
      <text:p text:style-name="P1">1876, 'La bataille de Little Big Horn', 'histoire du monde'</text:p>
      <text:p text:style-name="P1">1876, 'La statue de la Liberté', 'les merveilles du monde'</text:p>
      <text:p text:style-name="P1"><text:soft-page-break/>1876, 'Le téléphone - Alexandre Graham Bell', 'les grandes inventions'</text:p>
      <text:p text:style-name="P1">1877, "L'Assommoir - Émile Zola", 'histoire de la litterature'</text:p>
      <text:p text:style-name="P1">1877, 'Le Lac des cygnes - Piotr llitch Tchaikovski', 'histoire des arts'</text:p>
      <text:p text:style-name="P1">1879, "L'ampoule électrique Thomas Edison", 'les grandes inventions'</text:p>
      <text:p text:style-name="P1">1879, 'Le palais du Facteur Cheval (Hauterives)', 'les monuments de france'</text:p>
      <text:p text:style-name="P1">1880, 'Sarah Bernhardt crée sa compagnie théâtrale', 'les femmes celebres'</text:p>
      <text:p text:style-name="P1">1882, 'La Sagrada Família', 'les merveilles du monde'</text:p>
      <text:p text:style-name="P1">1884, "Camille Claudel intègre l'atelier de Rodin", 'les femmes celebres'</text:p>
      <text:p text:style-name="P1">1885, "L'automobile - Carl Benz", 'les grandes inventions'</text:p>
      <text:p text:style-name="P1">1885, 'Le parlement hongrois', 'les merveilles du monde'</text:p>
      <text:p text:style-name="P1">1886, 'Illuminations - Arthur Rimbaud', 'histoire de la litterature'</text:p>
      <text:p text:style-name="P1">1886, 'Le Horla - Guy de Maupassant', 'histoire de la litterature'</text:p>
      <text:p text:style-name="P1">1887, 'La tour Eiffel', 'les merveilles du monde'</text:p>
      <text:p text:style-name="P1">1887, 'La tour Eiffel (Paris)', 'les monuments de france'</text:p>
      <text:p text:style-name="P1">1888, 'Tournesols dans un vase - Vincent van Gogh', 'histoire des arts'</text:p>
      <text:p text:style-name="P1">1890, "L'aviation - Clément Ader", 'les grandes inventions'</text:p>
      <text:p text:style-name="P1">1890, 'Le pont-canal de Briare (Briare et Saint-Firmin-sur-Loire)', 'les monuments de france'</text:p>
      <text:p text:style-name="P1">1892, 'Monsieur chasse ! - Georges Feydeau', 'histoire de la litterature'</text:p>
      <text:p text:style-name="P1">1893, 'La radio- Nikola Tesla', 'les grandes inventions'</text:p>
      <text:p text:style-name="P1">1894, 'La condamnation de Dreyfus', 'histoire de france'</text:p>
      <text:p text:style-name="P1">1894, 'Le monument aux Girondins (Bordeaux)', 'les monuments de france'</text:p>
      <text:p text:style-name="P1">1895, 'Le cinéma - Frères Lumière', 'les grandes inventions'</text:p>
      <text:p text:style-name="P1">1895, 'Les rayons X-Wilhelm Röntgen', 'les grandes inventions'</text:p>
      <text:p text:style-name="P1">1896, 'Calamity Jane publie sa biographie', 'les femmes celebres'</text:p>
      <text:p text:style-name="P1">1897, 'Cyrano de Bergerac - Edmond Rostand', 'histoire de la litterature'</text:p>
      <text:p text:style-name="P1">1898, 'Pectoral à la libellule - René Lalique', 'histoire des arts'</text:p>
      <text:p text:style-name="P1">1901, 'Sully Prudhomme reçoit le premier prix Nobel de littérature', 'histoire de la litterature'</text:p>
      <text:p text:style-name="P1">1902, 'Le Penseur-Auguste Rodin', 'histoire des arts'</text:p>
      <text:p text:style-name="P1">1903, 'Marie Curie obtient le prix Nobel de physique', 'les femmes celebres'</text:p>
      <text:p text:style-name="P1">1904, "L'officialisation de l'Entente cordiale", 'histoire de france'</text:p>
      <text:p text:style-name="P1">1905, "La Loi de séparation des Églises et de l'État", 'histoire de france'</text:p>
      <text:p text:style-name="P1">1905, 'Little Nemo in Slumberland - Winsor McCay', 'histoire des arts'</text:p>
      <text:p text:style-name="P1">1907, 'Crazy Thunder - Edward Curtis', 'histoire des arts'</text:p>
      <text:p text:style-name="P1">1907, 'La Grande mosquée de Djenné', 'les merveilles du monde'</text:p>
      <text:p text:style-name="P1">1907, 'Pablo Picasso ouvre la voie au cubisme', 'histoire des arts'</text:p>
      <text:p text:style-name="P1">1910, 'Coco Chanel ouvre sa première boutique', 'les femmes celebres'</text:p>
      <text:p text:style-name="P1">1910, 'Fenêtres simultanées sur la ville – Delaunay', 'histoire des arts'</text:p>
      <text:p text:style-name="P1">1913, 'Alcools - Guillaume Apollinaire', 'histoire de la litterature'</text:p>
      <text:p text:style-name="P1">1913, 'Du côté de chez Swann - Marcel Proust', 'histoire de la litterature'</text:p>
      <text:p text:style-name="P1">1914, "L'assassinat de Jean Jaurès", 'histoire de france'</text:p>
      <text:p text:style-name="P1">1915, 'La loi de la relativité générale Albert Einstein', 'les grandes inventions'</text:p>
      <text:p text:style-name="P1">1917, 'Mata Hari est exécutée', 'les femmes celebres'</text:p>
      <text:p text:style-name="P1">1919, 'Le traité de Versailles', 'histoire de france'</text:p>
      <text:p text:style-name="P1">1920, 'Agatha Christie publie son premier roman', 'les femmes celebres'</text:p>
      <text:p text:style-name="P1">1922, 'La Grande Mosquée de Paris', 'les monuments de france'</text:p>
      <text:p text:style-name="P1">1924, 'La nouvelle gare de Limoges-Bénédictins (Limoges)', 'les monuments de france'</text:p>
      <text:p text:style-name="P1">1925, 'Joséphine Baker conquiert le public français avec La danse sauvage', 'les femmes celebres'</text:p>
      <text:p text:style-name="P1">1925, 'Les Faux-monnayeurs - André Gide', 'histoire de la litterature'</text:p>
      <text:p text:style-name="P1">1925, 'Suzanne Lenglen remporte son premier Roland Garros', 'les femmes celebres'</text:p>
      <text:p text:style-name="P1">1926, 'Capitale de la douleur - Paul Éluard', 'histoire de la litterature'</text:p>
      <text:p text:style-name="P1">1926, 'La télévision - John Baird', 'les grandes inventions'</text:p>
      <text:p text:style-name="P1">1926, 'Le Christ rédempteur de Rio de Janeiro', 'les merveilles du monde'</text:p>
      <text:p text:style-name="P1">1928, 'La pénicilline Alexander Fleming', 'les grandes inventions'</text:p>
      <text:p text:style-name="P1"><text:soft-page-break/>1930, "L'Empire State Building", 'les merveilles du monde'</text:p>
      <text:p text:style-name="P1">1931, 'Salvador Dali expose ses premieres ceuvres surréalistes', 'histoire des arts'</text:p>
      <text:p text:style-name="P1">1932, "Amelia Earhart traverse l'Atlantique en solitaire", 'les femmes celebres'</text:p>
      <text:p text:style-name="P1">1932, 'Voyage au bout de la nuit - Louis-Ferdinand Céline', 'histoire de la litterature'</text:p>
      <text:p text:style-name="P1">1933, 'La Condition humaine - André Malraux', 'histoire de la litterature'</text:p>
      <text:p text:style-name="P1">1935, 'Le radar - Robert Watson-Watt', 'les grandes inventions'</text:p>
      <text:p text:style-name="P1">1936, 'Les Temps modernes - Charlie Chapa', 'histoire des arts'</text:p>
      <text:p text:style-name="P1">1936, 'Les accords de Matignon', 'histoire de france'</text:p>
      <text:p text:style-name="P1">1939, 'Lise Meitner décrit la fission nucléaire', 'les femmes celebres'</text:p>
      <text:p text:style-name="P1">1940, 'De Gaulle fonde la France Libre', 'histoire de france'</text:p>
      <text:p text:style-name="P1">1942, "Anne Franck débute l'écriture de son journal", 'les femmes celebres'</text:p>
      <text:p text:style-name="P1">1942, "L'ordinateur - John Atanasoff et Clifford Berry", 'les grandes inventions'</text:p>
      <text:p text:style-name="P1">1942, "L'Étranger - Albert Camus", 'histoire de la litterature'</text:p>
      <text:p text:style-name="P1">1942, "Les Yeux d'Elsa - Louis Aragon", 'histoire de la litterature'</text:p>
      <text:p text:style-name="P1">1943, 'Le Petit Prince - Antoine de Saint-Exupéry', 'histoire de la litterature'</text:p>
      <text:p text:style-name="P1">1944, 'Antigone - Jean Anouilh', 'histoire de la litterature'</text:p>
      <text:p text:style-name="P1">1945, "La libération d'AuschwitzBirkenau", 'histoire du monde'</text:p>
      <text:p text:style-name="P1">1945, "Le premier essai d'une bombe atomique", 'histoire du monde'</text:p>
      <text:p text:style-name="P1">1946, 'Édith Piaf chante la Vie en Rose', 'les femmes celebres'</text:p>
      <text:p text:style-name="P1">1947, "L'Écume des jours - Boris Vian", 'histoire de la litterature'</text:p>
      <text:p text:style-name="P1">1947, 'Le cimetière américain de Collevillesur-Mer', 'les monuments de france'</text:p>
      <text:p text:style-name="P1">1947, 'Marylin Monroe fait ses premiers pas au cinéma', 'les femmes celebres'</text:p>
      <text:p text:style-name="P1">1949, 'Simone de Beauvoir publie Le Deuxième sexe', 'les femmes celebres'</text:p>
      <text:p text:style-name="P1">1950, 'La Cantatrice chauve - Eugène lonesco', 'histoire de la litterature'</text:p>
      <text:p text:style-name="P1">1950, 'La déclaration Schuman', 'histoire de france'</text:p>
      <text:p text:style-name="P1">1950, 'Mère Teresa fonde Les Missionnaires de la Charité', 'les femmes celebres'</text:p>
      <text:p text:style-name="P1">1951, 'Maria Callas fait ses débuts', 'les femmes celebres'</text:p>
      <text:p text:style-name="P1">1951, "Mémoires d'Hadrien - Marguerite Yourcenar", 'histoire de la litterature'</text:p>
      <text:p text:style-name="P1">1953, "La structure de l'ADN Watson et Crick", 'les grandes inventions'</text:p>
      <text:p text:style-name="P1">1955, 'Rosa Parks refuse de céder sa place à un blanc dans un bus', 'les femmes celebres'</text:p>
      <text:p text:style-name="P1">1956, "L'Ère du soupçon - Nathalie Sarraute", 'histoire de la litterature'</text:p>
      <text:p text:style-name="P1">1956, 'Tulip Chair - Eero Saarinen', 'histoire des arts'</text:p>
      <text:p text:style-name="P1">1957, 'La Gloire de mon père - Marcel Pagnol', 'histoire de la litterature'</text:p>
      <text:p text:style-name="P1">1957, 'Le satellite spatial Spoutnik 1', 'les grandes inventions'</text:p>
      <text:p text:style-name="P1">1959, "L'opéra de Sydney", 'les merveilles du monde'</text:p>
      <text:p text:style-name="P1">1960, 'Le laser - Theodore Maiman', 'les grandes inventions'</text:p>
      <text:p text:style-name="P1">1962, "Andy Warhol participe à l'exposition « The New Realists »", 'histoire des arts'</text:p>
      <text:p text:style-name="P1">1962, "L'indépendance de l'Algérie", 'histoire de france'</text:p>
      <text:p text:style-name="P1">1963, 'Les Mots - Jean-Paul Sartre', 'histoire de la litterature'</text:p>
      <text:p text:style-name="P1">1963, 'Valentina Tereshkova devient la première femme cosmonaute', 'les femmes celebres'</text:p>
      <text:p text:style-name="P1">1967, 'What a Wonderful World - Louis Armstrong', 'histoire des arts'</text:p>
      <text:p text:style-name="P1">1968, 'La police fait évacuer la Sorbonne', 'histoire de france'</text:p>
      <text:p text:style-name="P1">1969, "Le premier pas de l'Homme sur la Lune", 'histoire du monde'</text:p>
      <text:p text:style-name="P1">1973, 'Le téléphone portable Martin Cooper', 'les grandes inventions'</text:p>
      <text:p text:style-name="P1">1974, 'La carte à puce - Roland Moreno', 'les grandes inventions'</text:p>
      <text:p text:style-name="P1">1975, "Simone Veil fait adopter la loi sur l'IVG", 'les femmes celebres'</text:p>
      <text:p text:style-name="P1">1981, "L'abolition de la peine de mort", 'histoire de france'</text:p>
      <text:p text:style-name="P1">1983, 'Dian Fossey publie Gorilles dans la brume', 'les femmes celebres'</text:p>
      <text:p text:style-name="P1">1984, "L'Amant - Marguerite Duras", 'histoire de la litterature'</text:p>
      <text:p text:style-name="P1">1985, 'La pyramide du Louvre (Paris)', 'les monuments de france'</text:p>
      <text:p text:style-name="P1">1985, "Le Chercheur d'or - Jean-Marie Gustave Le Clézio", 'histoire de la litterature'</text:p>
      <text:p text:style-name="P1">1988, 'Benazir Bhutto nommée Premier ministre du Pakistan', 'les femmes celebres'</text:p>
      <text:p text:style-name="P1">1989, 'Le World Wide Web - Tim Berners-Lee', 'les grandes inventions'</text:p>
      <text:p text:style-name="P1"><text:soft-page-break/>1991, 'Aung San Suu Kyi reçoit le prix Nobel de la paix', 'les femmes celebres'</text:p>
      <text:p text:style-name="P1">1992, 'Les tours Pétronas', 'les merveilles du monde'</text:p>
      <text:p text:style-name="P1">1994, "L'hôtel Burj al-Arab", 'les merveilles du monde'</text:p>
      <text:p text:style-name="P1">2001, 'Le viaduc de Millau (Millau et Creissels)', 'les monuments de france'</text:p>
      <text:p text:style-name="P1">2002, 'La fin du cours légal du franc', 'histoire de france'</text:p>
      <text:p text:style-name="P1">2005, 'Ellen MacArthur bat le record du tour du monde à la voile', 'les femmes celebres'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2-06-23T20:05:09.025000000</dc:date>
    <meta:editing-duration>PT10M41S</meta:editing-duration>
    <meta:editing-cycles>2</meta:editing-cycles>
    <meta:document-statistic meta:table-count="0" meta:image-count="0" meta:object-count="0" meta:page-count="11" meta:paragraph-count="535" meta:word-count="5499" meta:character-count="36163" meta:non-whitespace-character-count="31187"/>
  </office:meta>
</office:document-meta>
</file>